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b4c7e7" loext:opacity="100%" loext:theme-color="accent1" loext:color-lum-mod="40%" loext:color-lum-off="6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f5597" loext:opacity="100%" loext:theme-color="accent1" loext:color-lum-mod="75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3" draw:style-name="gr1" draw:text-style-name="P2" draw:layer="layout" svg:width="7.95cm" svg:height="3.367cm" svg:x="4.5cm" svg:y="2.485cm">
          <text:p text:style-name="P1"><text:span text:style-name="T1">Some </text:span><text:span text:style-name="T1">tex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2" draw:style-name="gr1" draw:text-style-name="P2" draw:layer="layout" svg:width="7.95cm" svg:height="3.367cm" svg:x="12.958cm" svg:y="2.485cm">
          <text:p text:style-name="P1"><text:span text:style-name="T2">Some </text:span><text:span text:style-name="T2">text, </text:span><text:span text:style-name="T2">60% </text:span><text:span text:style-name="T2">ligh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4" draw:style-name="gr1" draw:text-style-name="P2" draw:layer="layout" svg:width="7.95cm" svg:height="3.367cm" svg:x="21.415cm" svg:y="2.485cm">
          <text:p text:style-name="P1"><text:span text:style-name="T3">Some text, 25% dark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7" draw:style-name="gr2" draw:text-style-name="P3" draw:layer="layout" svg:width="6.018cm" svg:height="3.367cm" svg:x="15.599cm" svg:y="8.945cm">
          <text:p text:style-name="P1"><text:span text:style-name="T4">shape fil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ohit Marathi" style:font-family-complex="'Lohit Marath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meta:editing-cycles>5</meta:editing-cycles>
    <meta:creation-date>2021-11-29T13:00:05</meta:creation-date>
    <dc:date>2022-02-15T16:44:40.815821608</dc:date>
    <meta:editing-duration>PT4M12S</meta:editing-duration>
    <meta:generator>LibreOfficeDev/7.4.0.0.alpha0$Linux_X86_64 LibreOffice_project/b96c8594a82440ae273a6d943497717842fde2a6</meta:generator>
    <meta:document-statistic meta:object-count="33"/>
    <meta:user-defined meta:name="AppVersion">16.0000</meta:user-defined>
    <meta:user-defined meta:name="PresentationFormat">Widescreen</meta:user-defined>
    <meta:user-defined meta:name="Slides" meta:value-type="float">2</meta:user-defined>
  </office:meta>
</office:document-meta>
</file>